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1">
            <text:p text:style-name="P2">1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Open event 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3">Я на странице профиля кандидата </text:p>
            <text:p text:style-name="P1">B <text:span text:style-name="T3">существует событие, связанное с данным кандидатом</text:span>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нажимаю на запись о событии 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5">Открывается форма просмотра информации о событ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string">
            <text:p text:style-name="P2">1.<text:span text:style-name="T3">1</text:span>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Open event<text:span text:style-name="T3">: </text:span>close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3">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нажимаю на кнопку <text:span text:style-name="T1">«Close»</text:span> <text:s/>на форме события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5">Форма события закрывается</text:p>
            <text:p text:style-name="P5">И возвращается страница профиля кандидата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2">
            <text:p text:style-name="P4">2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Add event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3">Я на странице профиля кандидата 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нажимаю на кнопку <text:span text:style-name="T1">Add 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5">Открывается <text:a xlink:type="simple" xlink:href="file:///C:/Users/student/Documents/HR_Project/userdoc/Test%20cases/Event%20Calendar.odt#Таблица2|table" text:style-name="Internet_20_link" text:visited-style-name="Visited_20_Internet_20_Link">форма добавления события в календарь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8S</meta:editing-duration>
    <meta:editing-cycles>3</meta:editing-cycles>
    <meta:generator>OpenOffice/4.1.2$Win32 OpenOffice.org_project/412m3$Build-9782</meta:generator>
    <dc:date>2016-04-08T15:42:48.45</dc:date>
    <meta:document-statistic meta:table-count="3" meta:image-count="0" meta:object-count="0" meta:page-count="1" meta:paragraph-count="32" meta:word-count="84" meta:character-count="521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